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4fc87" officeooo:paragraph-rsid="0083793b" style:text-blinking="false" fo:background-color="transparent" loext:padding="0in" loext:border="none"/>
    </style:style>
    <style:style style:name="P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4fc87" officeooo:paragraph-rsid="00456d08" style:text-blinking="false" fo:background-color="transparent" loext:padding="0in" loext:border="none"/>
    </style:style>
    <style:style style:name="P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8b64c" officeooo:paragraph-rsid="0047ff77" style:text-blinking="false" fo:background-color="transparent" style:font-size-asian="12pt" style:font-size-complex="12pt" loext:padding="0in" loext:border="none"/>
    </style:style>
    <style:style style:name="P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f6ad3" officeooo:paragraph-rsid="0035b6bc" style:text-blinking="false" fo:background-color="transparent" loext:padding="0in" loext:border="none"/>
    </style:style>
    <style:style style:name="P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fo:background-color="transparent" loext:padding="0in" loext:border="none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officeooo:paragraph-rsid="0008ecd8" style:text-blinking="false" fo:background-color="transparent" style:font-weight-asian="normal" style:font-weight-complex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30e39" officeooo:paragraph-rsid="0082434e" style:text-blinking="false" fo:background-color="transparent" style:font-weight-asian="normal" style:font-weight-complex="normal" loext:padding="0in" loext:border="none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30e39" officeooo:paragraph-rsid="00630e39" style:text-blinking="false" fo:background-color="transparent" style:font-weight-asian="normal" style:font-weight-complex="normal" loext:padding="0in" loext:border="none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8395f4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891034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89ab64"/>
    </style:style>
    <style:style style:name="P12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officeooo:paragraph-rsid="0008ecd8"/>
    </style:style>
    <style:style style:name="P13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officeooo:paragraph-rsid="008395f4"/>
    </style:style>
    <style:style style:name="P14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officeooo:paragraph-rsid="0084358b"/>
    </style:style>
    <style:style style:name="P1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8ecd8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accbc"/>
    </style:style>
    <style:style style:name="P17" style:family="paragraph" style:parent-style-name="Standard" style:list-style-name="L6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7f2e2e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82434e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8395f4"/>
    </style:style>
    <style:style style:name="P2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20e1a"/>
    </style:style>
    <style:style style:name="P2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84358b"/>
    </style:style>
    <style:style style:name="P2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7e4ed5"/>
    </style:style>
    <style:style style:name="P2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6d4b13"/>
    </style:style>
    <style:style style:name="P2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891034"/>
    </style:style>
    <style:style style:name="P2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89ab64"/>
    </style:style>
    <style:style style:name="P2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style:text-underline-style="none" officeooo:rsid="005e86c4" officeooo:paragraph-rsid="005e86c4"/>
    </style:style>
    <style:style style:name="P27" style:family="paragraph" style:parent-style-name="Standard" style:list-style-name="L6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rsid="007f2e2e" officeooo:paragraph-rsid="008044de"/>
    </style:style>
    <style:style style:name="P28" style:family="paragraph" style:parent-style-name="Standard" style:list-style-name="L6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rsid="008044de" officeooo:paragraph-rsid="0082434e"/>
    </style:style>
    <style:style style:name="P2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fo:break-before="page"/>
      <style:text-properties style:font-name="David CLM" officeooo:paragraph-rsid="0014b070"/>
    </style:style>
    <style:style style:name="P3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fo:break-before="page"/>
      <style:text-properties style:font-name="David CLM" officeooo:paragraph-rsid="00520e1a"/>
    </style:style>
    <style:style style:name="P31" style:family="paragraph" style:parent-style-name="Standard" style:list-style-name="L7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paragraph-rsid="008395f4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4fc87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4358b" style:text-blinking="false" fo:background-color="transparent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395f4" style:text-blinking="false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08ecd8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e59ef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611bab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395f4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3793b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4358b" style:text-blinking="false" fo:background-color="transparent" loext:char-shading-value="0" style:font-name-asian="Liberation Serif1" style:font-size-asian="12pt" style:font-name-complex="Liberation Serif1" style:font-size-complex="12pt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6f6ad3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91034" style:text-blinking="false" fo:background-color="transparent" loext:char-shading-value="0" loext:padding="0in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9ab64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4fc87" style:text-blinking="false" fo:background-color="transparent" loext:char-shading-value="0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395f4" style:text-blinking="false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4358b" style:text-blinking="false" fo:background-color="transparent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f6ad3" style:text-blinking="false" fo:background-color="transparent" loext:char-shading-value="0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395f4" style:text-blinking="false" fo:background-color="transparent" loext:char-shading-value="0" loext:padding="0in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3793b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erif1" fo:font-size="12pt" fo:letter-spacing="normal" fo:font-style="normal" style:text-underline-style="none" fo:font-weight="normal" officeooo:rsid="0084358b" style:text-blinking="false" fo:background-color="transparent" loext:char-shading-value="0" style:font-name-asian="Liberation Serif1" style:font-size-asian="12pt" style:font-name-complex="Liberation Serif1" style:font-size-complex="12pt" loext:padding="0in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4358b" style:text-blinking="false" fo:background-color="transparent" loext:char-shading-value="0" style:font-size-asian="12pt" style:font-size-complex="12pt" loext:padding="0in" loext:border="none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395f4" style:text-blinking="false" fo:background-color="transparent" loext:char-shading-value="0" style:font-size-asian="12pt" style:font-size-complex="12pt" loext:padding="0in" loext:border="none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08ecd8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c177e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11bab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f6ad3" style:text-blinking="false" fo:background-color="transparent" loext:char-shading-value="0" loext:padding="0in" loext:border="none"/>
    </style:style>
    <style:style style:name="T31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9ab64" style:text-blinking="false" fo:background-color="transparent" loext:char-shading-value="0" loext:padding="0in" loext:border="none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ab411" style:text-blinking="false" fo:background-color="transparent" loext:char-shading-value="0" loext:padding="0in" loext:border="none"/>
    </style:style>
    <style:style style:name="T3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31c12" style:text-blinking="false" fo:background-color="transparent" loext:char-shading-value="0" style:font-weight-asian="normal" style:font-weight-complex="normal" loext:padding="0in" loext:border="none"/>
    </style:style>
    <style:style style:name="T3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35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3e59ef" style:text-blinking="false" fo:background-color="transparent" loext:char-shading-value="0" style:font-weight-asian="normal" style:font-weight-complex="normal" loext:padding="0in" loext:border="none"/>
    </style:style>
    <style:style style:name="T3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7f2e2e" style:text-blinking="false" fo:background-color="transparent" loext:char-shading-value="0" style:font-weight-asian="normal" style:font-weight-complex="normal" loext:padding="0in" loext:border="none"/>
    </style:style>
    <style:style style:name="T37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8044de" style:text-blinking="false" fo:background-color="transparent" loext:char-shading-value="0" style:font-weight-asian="normal" style:font-weight-complex="normal" loext:padding="0in" loext:border="none"/>
    </style:style>
    <style:style style:name="T38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82434e" style:text-blinking="false" fo:background-color="transparent" loext:char-shading-value="0" style:font-weight-asian="normal" style:font-weight-complex="normal" loext:padding="0in" loext:border="none"/>
    </style:style>
    <style:style style:name="T39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817851" style:text-blinking="false" fo:background-color="transparent" loext:char-shading-value="0" style:font-weight-asian="normal" style:font-weight-complex="normal" loext:padding="0in" loext:border="none"/>
    </style:style>
    <style:style style:name="T40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08ecd8" style:text-blinking="false" fo:background-color="transparent" loext:char-shading-value="0" style:font-weight-asian="bold" style:font-weight-complex="bold" loext:padding="0in" loext:border="none"/>
    </style:style>
    <style:style style:name="T41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 loext:padding="0in" loext:border="none"/>
    </style:style>
    <style:style style:name="T42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7a48d2" style:text-blinking="false" fo:background-color="transparent" loext:char-shading-value="0" style:font-weight-asian="bold" style:font-weight-complex="bold" loext:padding="0in" loext:border="none"/>
    </style:style>
    <style:style style:name="T4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520e1a" style:text-blinking="false" fo:background-color="transparent" loext:char-shading-value="0" style:font-weight-asian="normal" style:font-weight-complex="normal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7a48d2" style:text-blinking="false" fo:background-color="transparent" loext:char-shading-value="0" style:font-weight-asian="normal" style:font-weight-complex="normal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fo:font-weight="normal" style:text-blinking="false" fo:background-color="transparent" loext:char-shading-value="0" style:font-weight-asian="normal" style:font-weight-complex="normal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fo:font-weight="normal" officeooo:rsid="007c63de" style:text-blinking="false" fo:background-color="transparent" loext:char-shading-value="0" style:font-weight-asian="normal" style:font-weight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weight-asian="normal" style:font-weight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7f2e2e" style:text-blinking="false" fo:background-color="transparent" loext:char-shading-value="0" style:font-weight-asian="normal" style:font-weight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8044de" style:text-blinking="false" fo:background-color="transparent" loext:char-shading-value="0" style:font-weight-asian="normal" style:font-weight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817851" style:text-blinking="false" fo:background-color="transparent" loext:char-shading-value="0" style:font-weight-asian="normal" style:font-weight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82434e" style:text-blinking="false" fo:background-color="transparent" loext:char-shading-value="0" style:font-weight-asian="normal" style:font-weight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bold" officeooo:rsid="0008ecd8" style:text-blinking="false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bold" officeooo:rsid="007a48d2" style:text-blinking="false" fo:background-color="transparent" loext:char-shading-value="0" style:font-weight-asian="bold" style:font-weight-complex="bold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7a48d2" style:text-blinking="false" fo:background-color="transparent" loext:char-shading-value="0" style:font-weight-asian="normal" style:font-weight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520e1a" style:text-blinking="false" fo:background-color="transparent" loext:char-shading-value="0" style:font-weight-asian="normal" style:font-weight-complex="normal" loext:padding="0in" loext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sub 58%" style:font-name="David CLM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text-position="sub 58%" style:font-name="David CLM" fo:font-size="12pt" fo:letter-spacing="normal" fo:font-style="normal" style:text-underline-style="none" fo:font-weight="normal" officeooo:rsid="008395f4" style:text-blinking="false" fo:background-color="transparent" loext:char-shading-value="0" style:font-size-asian="12pt" style:font-size-complex="12pt" loext:padding="0in" loext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sub 58%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sub 58%" fo:font-size="12pt" fo:letter-spacing="normal" fo:font-style="normal" style:text-underline-style="none" fo:font-weight="normal" officeooo:rsid="008395f4" style:text-blinking="false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sub 58%" style:font-name="David CLM" fo:font-size="12pt" fo:letter-spacing="normal" fo:font-style="normal" style:text-underline-style="none" fo:font-weight="normal" officeooo:rsid="008395f4" style:text-blinking="false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super 58%" style:font-name="David CLM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super 58%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text-position="super 58%" style:font-name="David CLM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68" style:family="text">
      <style:text-properties officeooo:rsid="003e59ef"/>
    </style:style>
    <style:style style:name="T69" style:family="text">
      <style:text-properties officeooo:rsid="0084358b"/>
    </style:style>
    <style:style style:name="T70" style:family="text">
      <style:text-properties officeooo:rsid="0089ab64"/>
    </style:style>
    <style:style style:name="T71" style:family="text">
      <style:text-properties officeooo:rsid="008c177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00211672672" text:id="ct93900211672672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3900211788784" text:id="ct93900211788784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3900212588032" text:id="ct93900212588032">
          <text:insertion>
            <office:change-info>
              <dc:creator>Unknown Author</dc:creator>
              <dc:date>2021-01-11T18:38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0">ME333 – Homework </text:span><text:span text:style-name="T42">5</text:span><text:span text:style-name="T40"> </text:span><text:span text:style-name="T41">– </text:span><text:span text:style-name="T40">Yael Ben Shalom</text:span></text:p>
      <text:p text:style-name="P5"/>
      <text:p text:style-name="P15"><text:span text:style-name="T43">Chapter </text:span><text:span text:style-name="T45">7</text:span><text:span text:style-name="T43">, Exercise </text:span><text:span text:style-name="T45">1</text:span><text:span text:style-name="T43">:</text:span></text:p>
      <text:p text:style-name="P26"><text:span text:style-name="T46">if an input pin is not connected to anything, we cannot be certain what the input will read →</text:span><text:span text:style-name="T47"> FALSE!</text:span></text:p>
      <text:p text:style-name="P26"><text:span text:style-name="T33"/></text:p>
      <text:p text:style-name="P6"><text:change-start text:change-id="ct93900211672672"/></text:p>
      <text:p text:style-name="P16"><text:change-end text:change-id="ct93900211672672"/><text:span text:style-name="T43">Chapter </text:span><text:span text:style-name="T45">7</text:span><text:span text:style-name="T43">, </text:span><text:change-start text:change-id="ct93900211788784"/><text:span text:style-name="T43">Exercise</text:span><text:change-end text:change-id="ct93900211788784"/><text:span text:style-name="T43"> </text:span><text:span text:style-name="T45">2</text:span><text:change-start text:change-id="ct93900212588032"/><text:span text:style-name="T43">:</text:span></text:p>
      <text:list xml:id="list241615816" text:style-name="L6">
        <text:list-item>
          <text:p text:style-name="P17"><text:change-end text:change-id="ct93900212588032"/><text:span text:style-name="T35">P</text:span><text:span text:style-name="T36">in 2</text:span><text:span text:style-name="T34"> would most likely have an external pull-up resistor.</text:span></text:p>
        </text:list-item>
      </text:list>
      <text:p text:style-name="P18"><text:span text:style-name="T37"><text:tab/>A</text:span><text:span text:style-name="T34"> reasonable range of resistances to use would be </text:span><text:span text:style-name="T38">500</text:span><text:span text:style-name="T35">Ω-</text:span><text:span text:style-name="T38">900</text:span><text:span text:style-name="T35">Ω – </text:span><text:span text:style-name="T39">pin 2 gets 5V, and can get current <text:tab/>of between </text:span><text:span text:style-name="T35">50 μA </text:span><text:span text:style-name="T39">to </text:span><text:span text:style-name="T35">10mA, </text:span><text:span text:style-name="T38">so according to Ohm’s law (</text:span><text:span text:style-name="T39">R = V/I</text:span><text:span text:style-name="T38">), the range is</text:span><text:span text:style-name="T39"> </text:span><text:span text:style-name="T38">500</text:span><text:span text:style-name="T35">Ω-</text:span><text:span text:style-name="T38">100000</text:span><text:span text:style-name="T35">Ω. <text:tab/></text:span><text:span text:style-name="T38">Although we shouldn’t input more than 9V to avoid over-heating, so the maximum resistor is 900</text:span><text:span text:style-name="T35">Ω.</text:span></text:p>
      <text:list xml:id="list190811496105699" text:continue-numbering="true" text:style-name="L6">
        <text:list-header>
          <text:p text:style-name="P27"><text:span text:style-name="T35"/></text:p>
        </text:list-header>
        <text:list-item>
          <text:p text:style-name="P28"><text:span text:style-name="T35">AD1PCFG = 0x0000001E;</text:span></text:p>
        </text:list-item>
      </text:list>
      <text:p text:style-name="P7"><text:span text:style-name="T68"><text:tab/>TRISB = 0x0000FFF9;</text:span></text:p>
      <text:p text:style-name="P7"><text:span text:style-name="T68"><text:tab/>ODCB = 0x00000004;</text:span></text:p>
      <text:p text:style-name="P7"><text:span text:style-name="T68"><text:tab/>CNPUE = 0x00000040;</text:span></text:p>
      <text:p text:style-name="P7"><text:span text:style-name="T68"><text:tab/>CNCON = 0x00008000;</text:span></text:p>
      <text:p text:style-name="P7"><text:span text:style-name="T68"><text:tab/>CNEN = 0x00000020;</text:span></text:p>
      <text:p text:style-name="P8"/>
      <text:p text:style-name="P29"><text:span text:style-name="T43">Chapter </text:span><text:span text:style-name="T45">8</text:span><text:span text:style-name="T43">, Exercise </text:span><text:span text:style-name="T44">1</text:span><text:span text:style-name="T43">:</text:span></text:p>
      <text:p text:style-name="P19"><text:span text:style-name="T1">the four-digit hex values for T3CON and PR3 so that Timer3 is enabled, has a 1:64 prescaler, and rolls over (generates an interrupt) every 16 ms, </text:span><text:span text:style-name="T8">when </text:span>PBCLK is running at 80 MHz<text:span text:style-name="T1"> </text:span><text:span text:style-name="T9">are:</text:span></text:p>
      <text:p text:style-name="P1">The time between rollovers is T = (P + 1) * N * 12.5 ns, where P = period match, N = prescaler value.</text:p>
      <text:list xml:id="list1329846383" text:style-name="L7">
        <text:list-item>
          <text:p text:style-name="P31"><text:span text:style-name="T1">T3CON = 0x8060;</text:span></text:p>
        </text:list-item>
        <text:list-item>
          <text:p text:style-name="P31"><text:span text:style-name="T9">P</text:span><text:span text:style-name="T1">R3 = 0x4E1F;</text:span></text:p>
        </text:list-item>
      </text:list>
      <text:p text:style-name="P2"><text:span text:style-name="T1"/></text:p>
      <text:p text:style-name="P20"><text:span text:style-name="T43"/></text:p>
      <text:p text:style-name="P30"><text:span text:style-name="T43">Chapter </text:span><text:span text:style-name="T45">9</text:span><text:span text:style-name="T43">, Exercise </text:span><text:span text:style-name="T45">1</text:span><text:span text:style-name="T43">:</text:span></text:p>
      <text:p text:style-name="P21"><text:span text:style-name="T3">The</text:span><text:span text:style-name="T2"> formula for the maximum f</text:span><text:span text:style-name="T62">a</text:span><text:span text:style-name="T2"> given that </text:span><text:span text:style-name="T4">we</text:span><text:span text:style-name="T2"> require n bits of resolution in </text:span><text:span text:style-name="T4">our</text:span><text:span text:style-name="T2"> DC analog voltage outputs, </text:span><text:span text:style-name="T4">assuming constraints f</text:span><text:span text:style-name="T63">PWM</text:span><text:span text:style-name="T4"> </text:span><text:span text:style-name="T10">≥</text:span><text:span text:style-name="T4"> 100f</text:span><text:span text:style-name="T63">c</text:span><text:span text:style-name="T4"> and f</text:span><text:span text:style-name="T63">c</text:span><text:span text:style-name="T4"> </text:span><text:span text:style-name="T10">≥</text:span><text:span text:style-name="T4"> 10f</text:span><text:span text:style-name="T63">a</text:span><text:span text:style-name="T4"> and PBCLK is 80 MHz:</text:span></text:p>
      <text:p text:style-name="P13"><text:span text:style-name="T2">f</text:span><text:span text:style-name="T62">pwm </text:span><text:span text:style-name="T2">= 80 / 2</text:span><text:span text:style-name="T66">n</text:span><text:span text:style-name="T2"> </text:span><text:span text:style-name="T4">KHz</text:span></text:p>
      <text:p text:style-name="P19"><text:span text:style-name="T69">The </text:span>formula for RC in terms of n:</text:p>
      <text:p text:style-name="P14"><text:span text:style-name="T4">f</text:span><text:span text:style-name="T63">c</text:span><text:span text:style-name="T4"> </text:span><text:span text:style-name="T3">= 1 / 2</text:span><text:span text:style-name="T2">π</text:span><text:span text:style-name="T3">RC </text:span><text:span text:style-name="T10">≥</text:span><text:span text:style-name="T4"> 10f</text:span><text:span text:style-name="T63">a</text:span></text:p>
      <text:p text:style-name="P14"><text:span text:style-name="T3">RC </text:span><text:span text:style-name="T10">≤</text:span><text:span text:style-name="T4"> <text:s/></text:span><text:span text:style-name="T3">1 / 20</text:span><text:span text:style-name="T2">π</text:span><text:span text:style-name="T4">f</text:span><text:span text:style-name="T63">a</text:span></text:p>
      <text:p text:style-name="P14"><text:span text:style-name="T2">RC = 2</text:span><text:span text:style-name="T66">n</text:span><text:span text:style-name="T2"> / </text:span><text:span text:style-name="T3">2</text:span><text:span text:style-name="T2">0π</text:span><text:span text:style-name="T4">f</text:span><text:span text:style-name="T63">a</text:span></text:p>
      <text:p text:style-name="P3"><text:span text:style-name="T2"/></text:p>
      <text:p text:style-name="P22"><text:span text:style-name="T35"/></text:p>
      <text:p text:style-name="P30"><text:span text:style-name="T43">Chapter </text:span><text:span text:style-name="T45">10</text:span><text:span text:style-name="T43">, Exercise </text:span><text:span text:style-name="T45">1</text:span><text:span text:style-name="T43">:</text:span></text:p>
      <text:p text:style-name="P23"><text:span text:style-name="T11">Conf</text:span><text:span text:style-name="T12">i</text:span><text:span text:style-name="T11">gure the ADC for manual sampling and automatic conversion. Set Tad and the sampling time as short as possible while still meeting the minimum constraints:</text:span></text:p>
      <text:p text:style-name="P10"><text:span text:style-name="T19">AD1CON1bits.SRCC = 0</text:span><text:span text:style-name="T31">b</text:span><text:span text:style-name="T19">111; <text:s/>// </text:span><text:span text:style-name="T11">Auto conversion</text:span></text:p>
      <text:p text:style-name="P10"><text:span text:style-name="T19">AD1CON1bits.ASAM = </text:span><text:span text:style-name="T31">0</text:span><text:span text:style-name="T19">; <text:s/>// </text:span><text:span text:style-name="T31">M</text:span><text:span text:style-name="T19">anual sampling</text:span></text:p>
      <text:p text:style-name="P11"><text:span text:style-name="T31"/></text:p>
      <text:p text:style-name="P11"><text:span text:style-name="T19">Tad</text:span><text:span text:style-name="T31"> = </text:span><text:span text:style-name="T19">6*Tpb = 75ns <text:s/>// </text:span><text:span text:style-name="T31">Tpb is 12.5ns for the NU32, to meet the 65ns specif</text:span><text:span text:style-name="T32">i</text:span><text:span text:style-name="T31">cation, the smallest value we can choose </text:span><text:span text:style-name="T32">is </text:span><text:span text:style-name="T31"><text:s/>Tad = 75ns.</text:span></text:p>
      <text:p text:style-name="P24"><text:span text:style-name="T11">Tsamp = 2*Tad = 150ns</text:span></text:p>
      <text:p text:style-name="P24"><text:span text:style-name="T11"/></text:p>
      <text:p text:style-name="P25"><text:span text:style-name="T11">AD1CON1bits.ADCS = 0x</text:span><text:span text:style-name="T13">02; <text:s/>// Tad = 2 × Tpb × (AD1CON3bits.ADCS + 1)</text:span></text:p>
      <text:p text:style-name="P25"><text:span text:style-name="T13"/></text:p>
      <text:p text:style-name="P4"/>
      <text:p text:style-name="P20"><text:span text:style-name="T43">Chapter </text:span><text:span text:style-name="T45">10</text:span><text:span text:style-name="T43">, Exercise</text:span><text:span text:style-name="T44"> </text:span><text:span text:style-name="T45">2</text:span><text:span text:style-name="T43">:</text:span></text:p>
      <text:p text:style-name="P9"><text:span text:style-name="T26">T</text:span><text:span text:style-name="T18">he code for this exercise attached in ‘/code/Ch</text:span><text:span text:style-name="T28">10</text:span><text:span text:style-name="T18">Q</text:span><text:span text:style-name="T28">2</text:span><text:span text:style-name="T18">’ fol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8:52:23.106969781</meta:creation-date>
    <meta:editing-duration>PT9H45M17S</meta:editing-duration>
    <meta:editing-cycles>58</meta:editing-cycles>
    <meta:generator>LibreOffice/6.4.6.2$Linux_X86_64 LibreOffice_project/40$Build-2</meta:generator>
    <dc:date>2021-02-22T19:08:09.069793783</dc:date>
    <meta:document-statistic meta:table-count="0" meta:image-count="0" meta:object-count="0" meta:page-count="4" meta:paragraph-count="33" meta:word-count="354" meta:character-count="1852" meta:non-whitespace-character-count="1518"/>
  </office:meta>
</office:document-meta>
</file>